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13pt" fo:language="en" fo:country="US" fo:font-weight="bold" officeooo:rsid="00027320" officeooo:paragraph-rsid="001c95de" style:font-name-asian="宋体" style:font-size-asian="13pt" style:language-asian="zh" style:country-asian="CN" style:font-weight-asian="bold" style:font-name-complex="Times New Roman1" style:font-size-complex="13pt" style:language-complex="ar" style:country-complex="SA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9pt" officeooo:rsid="00027320" officeooo:paragraph-rsid="001c95de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officeooo:rsid="00027320" officeooo:paragraph-rsid="0017688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officeooo:rsid="00207d9d" officeooo:paragraph-rsid="00207d9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officeooo:rsid="00234dc1" officeooo:paragraph-rsid="00234dc1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officeooo:rsid="0024c849" officeooo:paragraph-rsid="0024c84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0pt" fo:language="en" fo:country="US" officeooo:rsid="000321ea" officeooo:paragraph-rsid="001e3210" style:font-name-asian="宋体" style:font-size-asian="10pt" style:language-asian="zh" style:country-asian="CN" style:font-name-complex="Times New Roman1" style:font-size-complex="10pt" style:language-complex="ar" style:country-complex="SA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fo:language="en" fo:country="US" officeooo:rsid="000321ea" officeooo:paragraph-rsid="00234dc1" style:font-name-asian="宋体" style:font-size-asian="10pt" style:language-asian="zh" style:country-asian="CN" style:font-name-complex="Times New Roman1" style:font-size-complex="10pt" style:language-complex="ar" style:country-complex="SA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fo:language="en" fo:country="US" officeooo:rsid="001ea0c6" officeooo:paragraph-rsid="001ea0c6" style:font-name-asian="宋体" style:font-size-asian="10pt" style:language-asian="zh" style:country-asian="CN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fo:language="en" fo:country="US" officeooo:rsid="0004ab20" officeooo:paragraph-rsid="0027a510" style:font-name-asian="宋体" style:font-size-asian="10pt" style:language-asian="zh" style:country-asian="CN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0pt" fo:language="en" fo:country="US" fo:font-style="normal" fo:font-weight="normal" officeooo:rsid="001ea0c6" officeooo:paragraph-rsid="001ea0c6" style:font-name-asian="宋体" style:font-size-asian="10pt" style:language-asian="zh" style:country-asian="CN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fo:language="en" fo:country="US" fo:font-style="normal" fo:font-weight="normal" officeooo:rsid="00207d9d" officeooo:paragraph-rsid="00207d9d" style:font-name-asian="宋体" style:font-size-asian="10pt" style:language-asian="zh" style:country-asian="CN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0pt" fo:font-weight="bold" officeooo:rsid="0027a510" officeooo:paragraph-rsid="0027a51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0pt" fo:font-weight="bold" officeooo:rsid="003551d2" officeooo:paragraph-rsid="003551d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0pt" fo:font-style="normal" fo:font-weight="normal" officeooo:rsid="0027a510" officeooo:paragraph-rsid="0027a51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fo:font-style="normal" fo:font-weight="normal" officeooo:rsid="002961fe" officeooo:paragraph-rsid="002961f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0pt" fo:font-style="normal" fo:font-weight="normal" officeooo:rsid="002b298f" officeooo:paragraph-rsid="002b298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2c333b" officeooo:paragraph-rsid="002c333b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2cb397" officeooo:paragraph-rsid="002cb397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2dd126" officeooo:paragraph-rsid="002dd126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2ddf44" officeooo:paragraph-rsid="002ddf44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2f13ae" officeooo:paragraph-rsid="002f13ae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0pt" fo:font-style="normal" fo:font-weight="bold" officeooo:rsid="00328ee9" officeooo:paragraph-rsid="00328ee9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0pt" officeooo:rsid="001c95de" officeooo:paragraph-rsid="001c95de" style:font-size-asian="10pt" style:font-size-complex="10pt"/>
    </style:style>
    <style:style style:name="T1" style:family="text">
      <style:text-properties officeooo:rsid="000715d9"/>
    </style:style>
    <style:style style:name="T2" style:family="text">
      <style:text-properties officeooo:rsid="00176886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321ea"/>
    </style:style>
    <style:style style:name="T5" style:family="text">
      <style:text-properties officeooo:rsid="00180984"/>
    </style:style>
    <style:style style:name="T6" style:family="text">
      <style:text-properties officeooo:rsid="001c95de"/>
    </style:style>
    <style:style style:name="T7" style:family="text">
      <style:text-properties officeooo:rsid="001e321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a51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3210" style:font-weight-asian="normal" style:font-weight-complex="normal"/>
    </style:style>
    <style:style style:name="T12" style:family="text">
      <style:text-properties fo:font-weight="normal" officeooo:rsid="002f13ae" style:font-weight-asian="normal" style:font-weight-complex="normal"/>
    </style:style>
    <style:style style:name="T13" style:family="text">
      <style:text-properties fo:font-weight="normal" officeooo:rsid="002f989e" style:font-weight-asian="normal" style:font-weight-complex="normal"/>
    </style:style>
    <style:style style:name="T14" style:family="text">
      <style:text-properties fo:font-weight="normal" officeooo:rsid="00309666" style:font-weight-asian="normal" style:font-weight-complex="normal"/>
    </style:style>
    <style:style style:name="T15" style:family="text">
      <style:text-properties fo:font-weight="normal" officeooo:rsid="00315c4b" style:font-weight-asian="normal" style:font-weight-complex="normal"/>
    </style:style>
    <style:style style:name="T16" style:family="text">
      <style:text-properties fo:font-weight="normal" officeooo:rsid="003163a7" style:font-weight-asian="normal" style:font-weight-complex="normal"/>
    </style:style>
    <style:style style:name="T17" style:family="text">
      <style:text-properties fo:font-weight="normal" officeooo:rsid="0033a0cd" style:font-weight-asian="normal" style:font-weight-complex="normal"/>
    </style:style>
    <style:style style:name="T18" style:family="text">
      <style:text-properties fo:font-weight="normal" officeooo:rsid="0035375c" style:font-weight-asian="normal" style:font-weight-complex="normal"/>
    </style:style>
    <style:style style:name="T19" style:family="text">
      <style:text-properties fo:font-weight="normal" officeooo:rsid="00354aa9" style:font-weight-asian="normal" style:font-weight-complex="normal"/>
    </style:style>
    <style:style style:name="T20" style:family="text">
      <style:text-properties fo:font-weight="normal" officeooo:rsid="00356280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8a70d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15c4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54aa9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7a51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e3210" style:font-style-asian="italic" style:font-weight-asian="bold" style:font-style-complex="italic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226b9b"/>
    </style:style>
    <style:style style:name="T32" style:family="text">
      <style:text-properties officeooo:rsid="00234dc1"/>
    </style:style>
    <style:style style:name="T33" style:family="text">
      <style:text-properties officeooo:rsid="0026a8e1"/>
    </style:style>
    <style:style style:name="T34" style:family="text">
      <style:text-properties officeooo:rsid="0027a510"/>
    </style:style>
    <style:style style:name="T35" style:family="text">
      <style:text-properties officeooo:rsid="00287ba0"/>
    </style:style>
    <style:style style:name="T36" style:family="text">
      <style:text-properties officeooo:rsid="0028a7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text:span text:style-name="T6">ala direita</text:span></text:p>
      <text:p text:style-name="P2"/>
      <text:p text:style-name="P24"><text:span text:style-name="T4">E</text:span><text:span text:style-name="T3">sta obra tem como objectivo futuro reestruturar o modelo actual da fala.</text:span></text:p>
      <text:p text:style-name="P24"><text:span text:style-name="T3">A fala Portuguesa está assente num modelo maioritariamente dualista. Contente, descontente, completo, incompleto, medricas, valente. Contrários. 2 elementos.</text:span></text:p>
      <text:p text:style-name="P24"><text:span text:style-name="T3"/></text:p>
      <text:p text:style-name="P24"><text:span text:style-name="T3">Pouco prevalentes são os casos de trindade, 3 elementos, como, ácido, neutro, básico : (acidez); agudo, recto, obtuso: (amplitude angular); etc..</text:span></text:p>
      <text:p text:style-name="P3"/>
      <text:p text:style-name="P7">O <text:span text:style-name="T7">sim traz o positivo, o não o negativo; e não existe actualmente uma só palavra a significar neutro, a significar “não sim e não não”. Poderá ser inventada.</text:span></text:p>
      <text:p text:style-name="P3"/>
      <text:p text:style-name="P7"><text:span text:style-name="T9">A </text:span><text:span text:style-name="T27">N</text:span><text:span text:style-name="T28">egação do </text:span><text:span text:style-name="T27">V</text:span><text:span text:style-name="T28">azio</text:span></text:p>
      <text:p text:style-name="P9"><text:span text:style-name="T11">M</text:span><text:span text:style-name="T10">uitas pessoas dizem: “não quero nada”, “não gosto de ninguém”.</text:span></text:p>
      <text:p text:style-name="P9"><text:span text:style-name="T10">Isto é </text:span><text:span text:style-name="T23">negação do vazio</text:span><text:span text:style-name="T26">,</text:span><text:span text:style-name="T30"> dupla negação com o intuito contrário ao que emite derivados de </text:span><text:span text:style-name="T23">nada</text:span><text:span text:style-name="T26">.</text:span></text:p>
      <text:p text:style-name="P11">Vou envolver-me na análise de “não quero nada” por exemplo. Existe o <text:span text:style-name="T21">nada</text:span>, o <text:span text:style-name="T21">algo</text:span>, o <text:span text:style-name="T21">tudo</text:span>. Dizer que “não quer nada” significa que quer algo ou quer tudo. E isso não é realmente o intuito que quer-se emitir. Quer-se emitir “quero nada” ou “não quero”. Da mesma maneira “não gosto de alguém” pode ser uma das maneiras exactas de falar (ao invés de “não gosto de ninguém”).</text:p>
      <text:p text:style-name="P11"/>
      <text:p text:style-name="P12"><text:span text:style-name="T8">O </text:span><text:span text:style-name="T26">oposto</text:span><text:span text:style-name="T8"> e o </text:span><text:span text:style-name="T26">não-algo</text:span></text:p>
      <text:p text:style-name="P4">Utilizo um<text:span text:style-name="T31">a casa quadrada</text:span> como exemplo. Tem um<text:span text:style-name="T31">a</text:span> <text:span text:style-name="T31">fachada principal</text:span> (1), um lado esquerdo (2), um<text:span text:style-name="T31">a fachada traseira (3), um lado direito (4)</text:span>.</text:p>
      <text:p text:style-name="P5">O oposto da fachada principal é a fachada traseira.</text:p>
      <text:p text:style-name="P8">O “<text:span text:style-name="T32">não fachada principal” é o lado esquerdo e a fachada traseira e o lado direito.</text:span></text:p>
      <text:p text:style-name="P6">Logo oposto de fachado principal é diferente de “não fachada principal”. A “não fachada principal” é, neste <text:span text:style-name="T33">exemplo</text:span>, o conceito não-algo.</text:p>
      <text:p text:style-name="P6">Num sistema dualista (binário), tal como a maioria das palavras portuguesas – pois são acentes no <text:span text:style-name="T21">sim</text:span> ou <text:span text:style-name="T21">não</text:span><text:span text:style-name="T29"> – o oposto e o não-algo confundem-se como idênticos.</text:span></text:p>
      <text:p text:style-name="P10">Nã<text:span text:style-name="T34">o o são; apenas o são em sistemas dualista (binários).</text:span></text:p>
      <text:p text:style-name="P3"/>
      <text:p text:style-name="P13">A <text:span text:style-name="T21">negação na pergunta</text:span></text:p>
      <text:p text:style-name="P15">A pergunta “Não queres <text:span text:style-name="T35">isso</text:span>?” <text:span text:style-name="T36">quando respondida com “sim” significa não querer isso; respondida com “não” significa </text:span><text:span text:style-name="T22">não-algo</text:span><text:span text:style-name="T36"> (no sistema falante dualista significa “querer isso”).</text:span></text:p>
      <text:p text:style-name="P16">Muitas vezes responde-se com “não” significando “não querer isso”. Tal resposta está incorrecta.</text:p>
      <text:p text:style-name="P17">Uma maneira de clarificar a resposta é dizer, “não, quero sim” ou “sim, não quero”.</text:p>
      <text:p text:style-name="P17"/>
      <text:p text:style-name="P18">A <text:span text:style-name="T21">fala não-negativa</text:span></text:p>
      <text:p text:style-name="P18"><text:span text:style-name="T10">Fala não-negativa passa por não verbalizar conceitos negativos. Quando desejar dizer algo negativo, por exemplo, é feio, ao invés pode-se dizer “não é bonito”. Isto é, usa-se o </text:span><text:span text:style-name="T23">não-algo</text:span><text:span text:style-name="T10"> ao oposto da (dita) palavra negativa. Num sistema falante dualista o oposto da palavra negativa é a palavra positiva.</text:span></text:p>
      <text:p text:style-name="P19"><text:span text:style-name="T10">Por exemplo, ao se dizer que se está a detestar, pode-se dizer que não se está a gostar. Ao dizer que se está quase a dormir, pode-se dizer que não se está com atenção.</text:span></text:p>
      <text:p text:style-name="P19"><text:span text:style-name="T10"/></text:p>
      <text:p text:style-name="P20">A <text:span text:style-name="T21">Fala livre</text:span></text:p>
      <text:p text:style-name="P21"><text:span text:style-name="T10">Evita dar comandos, instruções, ordens, a qualquer pessoa. Tenta eliminar os verbos, </text:span><text:span text:style-name="T23">ter</text:span><text:span text:style-name="T10">, </text:span><text:span text:style-name="T23">dever</text:span><text:span text:style-name="T10">, etc. ; verbos que indiquem </text:span><text:span text:style-name="T23">obrigação</text:span><text:span text:style-name="T10">. Deixa de lado o imperativo. Reforça o lado declarativo. </text:span><text:span text:style-name="T12">Sem pré-condicionamentos.</text:span></text:p>
      <text:p text:style-name="P22"><text:span text:style-name="T10">Tenta atingir a compreensão </text:span><text:span text:style-name="T13">de o receptor da fala e o emissor da fala. </text:span><text:span text:style-name="T14">Quem fala pode estar disposto a receber, a aprender … a questionar(-se). </text:span><text:span text:style-name="T15">A </text:span><text:span text:style-name="T24">Fala livre</text:span><text:span text:style-name="T15"> </text:span><text:span text:style-name="T16">demonstra respeito pelo receptor da fala.</text:span></text:p>
      <text:p text:style-name="P23"><text:span text:style-name="T16">S</text:span><text:span text:style-name="T10">e for muito esforço inaceitável falar assim, </text:span><text:span text:style-name="T18">se </text:span><text:span text:style-name="T17">não se esforç</text:span><text:span text:style-name="T18">ar talvez seja o melhor caminho. </text:span><text:span text:style-name="T19">Você leu; logo não sairá (de si). </text:span><text:span text:style-name="T25">Fala livre</text:span><text:span text:style-name="T19">, se desejar.</text:span></text:p>
      <text:p text:style-name="P13"/>
      <text:p text:style-name="P14">Palavras-chave: <text:span text:style-name="T10">dispensar (em vez de negar), algo, alguém, algum, assim, exacto, </text:span><text:span text:style-name="T20">neutr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2-10T09:38:00</meta:creation-date>
    <meta:initial-creator>daniel</meta:initial-creator>
    <meta:print-date>2019-02-10T08:56:00</meta:print-date>
    <dc:date>2020-04-30T14:08:41.462384754</dc:date>
    <meta:editing-cycles>38</meta:editing-cycles>
    <meta:editing-duration>PT2H8M28S</meta:editing-duration>
    <meta:generator>LibreOffice/6.3.5.2$Linux_X86_64 LibreOffice_project/30$Build-2</meta:generator>
    <meta:document-statistic meta:table-count="0" meta:image-count="0" meta:object-count="0" meta:page-count="1" meta:paragraph-count="28" meta:word-count="541" meta:character-count="3271" meta:non-whitespace-character-count="2756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